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background-color="#ffff00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  <style:text-properties fo:background-color="#ffff00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background-color="#ffff00"/>
    </style:style>
    <style:style style:name="P4" style:family="paragraph" style:parent-style-name="Text_20_body" style:list-style-name="L2">
      <style:text-properties officeooo:rsid="001c000b" officeooo:paragraph-rsid="001c000b" fo:background-color="transparent"/>
    </style:style>
    <style:style style:name="P5" style:family="paragraph" style:parent-style-name="Text_20_body" style:list-style-name="L2">
      <style:text-properties officeooo:rsid="001d6c11" officeooo:paragraph-rsid="001d6c11" fo:background-color="transparent"/>
    </style:style>
    <style:style style:name="P6" style:family="paragraph" style:parent-style-name="Text_20_body" style:list-style-name="L2">
      <style:text-properties fo:color="#000000" loext:opacity="100%" style:font-name="Consolas" fo:font-size="9.5pt" officeooo:rsid="001d6c11" officeooo:paragraph-rsid="001d6c11" fo:background-color="transparent" style:font-size-asian="9.5pt"/>
    </style:style>
    <style:style style:name="P7" style:family="paragraph" style:parent-style-name="Text_20_body" style:list-style-name="L2">
      <style:text-properties fo:color="#000000" loext:opacity="100%" style:font-name="Consolas" fo:font-size="9.5pt" officeooo:rsid="001f4f92" officeooo:paragraph-rsid="001f4f92" fo:background-color="transparent" style:font-size-asian="9.5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onsolas" fo:font-size="9.5pt" officeooo:rsid="001f4f92" officeooo:paragraph-rsid="001f4f92" fo:background-color="#ffff00" style:font-size-asian="9.5pt"/>
    </style:style>
    <style:style style:name="T1" style:family="text">
      <style:text-properties fo:color="#000000" loext:opacity="100%" style:font-name="Consolas" fo:font-size="9.5pt" style:font-size-asian="9.5pt"/>
    </style:style>
    <text:list-style style:name="L1">
      <text:list-level-style-bullet text:level="1" text:style-name="Bullet_20_Symbols" loext:num-list-format="%1%" text:bullet-char="□">
        <style:list-level-properties text:space-before="0.75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yui_3_18_1_1_1749490391989_191"/>Sua tabela venda não tem nenhuma relação com a tabela que vc controla seu estoque e nem com o produto que vc esta vendendo. Então para resolver isso vc pode relacionar esta tabela com a sua tabela estoque_movimentação, assim vc terá na mesma tabela os produtos vendidos e comprados.</text:p>
        </text:list-item>
        <text:list-item>
          <text:p text:style-name="P1">a tabela estoque movimentação, precisa ter o id do produto que esta sendo vendido ou comprado.</text:p>
        </text:list-item>
        <text:list-item>
          <text:p text:style-name="P1">na tabela estoque_movimentação vc pode juntar os atributos data e hora em um mesmo atributo do tipo datetime.</text:p>
        </text:list-item>
        <text:list-item>
          <text:p text:style-name="P1"><text:bookmark text:name="yui_3_18_1_1_1749490391989_190"/>na tabela produto, você pode retirar o atributo quantidade_estoque, pois o valor em estoque sempre estará na tabela estoque_movimentação, e sempre será o ultimo registro (date e hora) que foi inserido para cada produto.</text:p>
        </text:list-item>
        <text:list-item>
          <text:p text:style-name="P2">o atributo endereço nas tabelas cliente, fornecedor e funcionário precisam ser normalizados.</text:p>
        </text:list-item>
      </text:list>
      <text:p text:style-name="P3"/>
      <text:p text:style-name="P3"/>
      <text:p text:style-name="P3"/>
      <text:list text:style-name="L2">
        <text:list-item>
          <text:p text:style-name="P4">Crie tabela Endereco para normalizar enderecos de Cliente, Fornecedor e Fucnionario.</text:p>
        </text:list-item>
        <text:list-item>
          <text:p text:style-name="P4">Criei tabela de Pais para relacionar com Estado e Endereco</text:p>
        </text:list-item>
        <text:list-item>
          <text:p text:style-name="P4">PERGUNTA: Precisa colocar nome da tabela antes de acada CONSTRAINT criada? EX: data hora =&gt; NN_Data =&gt; NN_Estoque_Movimentacao_DataHora</text:p>
        </text:list-item>
        <text:list-item>
          <text:p text:style-name="P5">Adicionei id_forma_pagamento na tabela Compra</text:p>
        </text:list-item>
        <text:list-item>
          <text:p text:style-name="P5">Mudei para DATETIME <text:span text:style-name="T1"><text:s/>na Garantia e Estoque_Movimentacao</text:span></text:p>
        </text:list-item>
        <text:list-item>
          <text:p text:style-name="P6">Padronizei nome das constraints das colunas das tabelas</text:p>
        </text:list-item>
        <text:list-item>
          <text:p text:style-name="P7">Varhcar(1000) para campos de descricao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9T14:34:14.185406000</meta:creation-date>
    <dc:date>2025-06-09T16:16:04.245542900</dc:date>
    <meta:editing-duration>PT12M55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2" meta:word-count="205" meta:character-count="1278" meta:non-whitespace-character-count="1096"/>
  </office:meta>
</office:document-meta>
</file>